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xander" svg:font-family="Alexand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Ultrafine_20_Dashed" svg:stroke-width="0.1cm" svg:stroke-color="#999999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9999ff" draw:marker-start="Rounded_20_large_20_Arrow" draw:marker-start-width="0.3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d320" draw:marker-start="Rounded_20_large_20_Arrow" draw:marker-start-width="0.3cm" draw:marker-end="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9999ff" draw:marker-start="Rounded_20_large_20_Arrow" draw:marker-start-width="0.3cm" draw:marker-end="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3333" draw:marker-start="" draw:marker-start-width="0.3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9999ff" draw:marker-start-width="0.5cm" draw:marker-end="Rounded_20_large_20_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666666" draw:fill="solid" draw:fill-color="#dddddd" draw:opacity="40%" draw:textarea-horizontal-align="left" draw:auto-grow-height="true" draw:auto-grow-width="true" fo:min-height="0cm" fo:min-width="0cm" draw:shadow-opacity="40%"/>
    </style:style>
    <style:style style:name="gr9" style:family="graphic" style:parent-style-name="standard">
      <style:graphic-properties draw:stroke="none" draw:fill-color="#ffd320" draw:opacity="30%" draw:textarea-horizontal-align="justify" draw:textarea-vertical-align="middle" draw:auto-grow-height="false" draw:shadow-opacity="30%"/>
    </style:style>
    <style:style style:name="gr10" style:family="graphic" style:parent-style-name="standard">
      <style:graphic-properties draw:stroke="none" draw:fill-color="#ffd320" draw:opacity="30%" draw:textarea-horizontal-align="justify" draw:textarea-vertical-align="middle" draw:auto-grow-height="false" draw:shadow-opacity="30%"/>
    </style:style>
    <style:style style:name="gr11" style:family="graphic" style:parent-style-name="objectwithoutfill">
      <style:graphic-properties draw:stroke="dash" draw:stroke-dash="Fine_20_Dashed" svg:stroke-color="#ffd32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Alexander" fo:font-weight="bold" style:font-weight-asian="bold" style:font-weight-complex="bold"/>
    </style:style>
    <style:style style:name="P3" style:family="paragraph">
      <style:paragraph-properties fo:text-align="center"/>
      <style:text-properties fo:color="#ff3333" style:font-name="Alexander" fo:font-weight="bold" style:font-weight-asian="bold" style:font-weight-complex="bold"/>
    </style:style>
    <style:style style:name="P4" style:family="paragraph">
      <style:text-properties fo:color="#ffd320" style:font-name="Alexander" fo:font-weight="bold" style:font-weight-asian="bold" style:font-weight-complex="bold"/>
    </style:style>
    <style:style style:name="T1" style:family="text">
      <style:text-properties fo:color="#ff3333" style:font-name="Alexander" fo:font-weight="bold" style:font-weight-asian="bold" style:font-weight-complex="bold"/>
    </style:style>
    <style:style style:name="T2" style:family="text">
      <style:text-properties fo:color="#9999ff" style:font-name="Alexander" fo:font-weight="bold" style:font-weight-asian="bold" style:font-weight-complex="bold"/>
    </style:style>
    <style:style style:name="T3" style:family="text">
      <style:text-properties fo:color="#ffd320" style:font-name="Alexande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cm" svg:y1="1.3cm" svg:x2="27.2cm" svg:y2="1.3cm">
          <text:p/>
        </draw:line>
        <draw:line draw:style-name="gr2" draw:text-style-name="P1" draw:layer="layout" svg:x1="14cm" svg:y1="1.3cm" svg:x2="14cm" svg:y2="3.2cm">
          <text:p/>
        </draw:line>
        <draw:g>
          <draw:line draw:style-name="gr3" draw:text-style-name="P1" draw:layer="layout" svg:x1="18.5cm" svg:y1="12.039cm" svg:x2="16.6cm" svg:y2="12.039cm">
            <text:p/>
          </draw:line>
          <draw:line draw:style-name="gr3" draw:text-style-name="P1" draw:layer="layout" svg:x1="29.1cm" svg:y1="9.539cm" svg:x2="26.9cm" svg:y2="9.539cm">
            <text:p/>
          </draw:line>
          <draw:line draw:style-name="gr3" draw:text-style-name="P1" draw:layer="layout" svg:x1="16.7cm" svg:y1="9.739cm" svg:x2="13.7cm" svg:y2="9.739cm">
            <text:p/>
          </draw:line>
          <draw:line draw:style-name="gr3" draw:text-style-name="P1" draw:layer="layout" svg:x1="12.7cm" svg:y1="9.839cm" svg:x2="11.5cm" svg:y2="9.839cm">
            <text:p/>
          </draw:line>
          <draw:line draw:style-name="gr3" draw:text-style-name="P1" draw:layer="layout" svg:x1="3.9cm" svg:y1="12.439cm" svg:x2="2cm" svg:y2="12.439cm">
            <text:p/>
          </draw:line>
          <draw:line draw:style-name="gr3" draw:text-style-name="P1" draw:layer="layout" svg:x1="10.6cm" svg:y1="11.539cm" svg:x2="8.7cm" svg:y2="11.539cm">
            <text:p/>
          </draw:line>
          <draw:line draw:style-name="gr3" draw:text-style-name="P1" draw:layer="layout" svg:x1="21.6cm" svg:y1="9.939cm" svg:x2="20.3cm" svg:y2="9.939cm">
            <text:p/>
          </draw:line>
          <draw:line draw:style-name="gr3" draw:text-style-name="P1" draw:layer="layout" svg:x1="15.1cm" svg:y1="10.439cm" svg:x2="13.6cm" svg:y2="10.439cm">
            <text:p/>
          </draw:line>
          <draw:line draw:style-name="gr3" draw:text-style-name="P1" draw:layer="layout" svg:x1="15.2cm" svg:y1="11.739cm" svg:x2="13.3cm" svg:y2="11.739cm">
            <text:p/>
          </draw:line>
          <draw:line draw:style-name="gr3" draw:text-style-name="P1" draw:layer="layout" svg:x1="25.5cm" svg:y1="12.839cm" svg:x2="24.2cm" svg:y2="12.839cm">
            <text:p/>
          </draw:line>
          <draw:line draw:style-name="gr3" draw:text-style-name="P1" draw:layer="layout" svg:x1="6.1cm" svg:y1="9.639cm" svg:x2="4.2cm" svg:y2="9.639cm">
            <text:p/>
          </draw:line>
          <draw:line draw:style-name="gr3" draw:text-style-name="P1" draw:layer="layout" svg:x1="25.9cm" svg:y1="9.839cm" svg:x2="24cm" svg:y2="9.839cm">
            <text:p/>
          </draw:line>
          <draw:line draw:style-name="gr3" draw:text-style-name="P1" draw:layer="layout" svg:x1="6.7cm" svg:y1="10.939cm" svg:x2="3.7cm" svg:y2="10.939cm">
            <text:p/>
          </draw:line>
          <draw:line draw:style-name="gr3" draw:text-style-name="P1" draw:layer="layout" svg:x1="28.9cm" svg:y1="12.939cm" svg:x2="26.4cm" svg:y2="12.939cm">
            <text:p/>
          </draw:line>
          <draw:line draw:style-name="gr3" draw:text-style-name="P1" draw:layer="layout" svg:x1="7.8cm" svg:y1="12.239cm" svg:x2="5.9cm" svg:y2="12.239cm">
            <text:p/>
          </draw:line>
          <draw:line draw:style-name="gr3" draw:text-style-name="P1" draw:layer="layout" svg:x1="28.6cm" svg:y1="11.539cm" svg:x2="26.7cm" svg:y2="11.539cm">
            <text:p/>
          </draw:line>
          <draw:line draw:style-name="gr3" draw:text-style-name="P1" draw:layer="layout" svg:x1="9.4cm" svg:y1="10.439cm" svg:x2="7.5cm" svg:y2="10.439cm">
            <text:p/>
          </draw:line>
          <draw:line draw:style-name="gr3" draw:text-style-name="P1" draw:layer="layout" svg:x1="11.7cm" svg:y1="12.639cm" svg:x2="9.8cm" svg:y2="12.639cm">
            <text:p/>
          </draw:line>
          <draw:line draw:style-name="gr3" draw:text-style-name="P1" draw:layer="layout" svg:x1="3cm" svg:y1="10.639cm" svg:x2="1.1cm" svg:y2="10.639cm">
            <text:p/>
          </draw:line>
          <draw:line draw:style-name="gr3" draw:text-style-name="P1" draw:layer="layout" svg:x1="13.5cm" svg:y1="11.039cm" svg:x2="10.6cm" svg:y2="11.039cm">
            <text:p/>
          </draw:line>
          <draw:line draw:style-name="gr3" draw:text-style-name="P1" draw:layer="layout" svg:x1="19.6cm" svg:y1="10.339cm" svg:x2="17.7cm" svg:y2="10.339cm">
            <text:p/>
          </draw:line>
          <draw:line draw:style-name="gr3" draw:text-style-name="P1" draw:layer="layout" svg:x1="16.1cm" svg:y1="12.439cm" svg:x2="14.5cm" svg:y2="12.439cm">
            <text:p/>
          </draw:line>
          <draw:line draw:style-name="gr3" draw:text-style-name="P1" draw:layer="layout" svg:x1="21.066cm" svg:y1="11.717cm" svg:x2="19.166cm" svg:y2="11.717cm">
            <text:p/>
          </draw:line>
          <draw:line draw:style-name="gr3" draw:text-style-name="P1" draw:layer="layout" svg:x1="23.484cm" svg:y1="12.386cm" svg:x2="20.684cm" svg:y2="12.386cm">
            <text:p/>
          </draw:line>
          <draw:line draw:style-name="gr3" draw:text-style-name="P1" draw:layer="layout" svg:x1="25.2cm" svg:y1="10.939cm" svg:x2="23.3cm" svg:y2="10.939cm">
            <text:p/>
          </draw:line>
        </draw:g>
        <draw:g>
          <draw:line draw:style-name="gr4" draw:text-style-name="P1" draw:layer="layout" svg:x1="15.66cm" svg:y1="15.778cm" svg:x2="17.86cm" svg:y2="15.778cm">
            <text:p/>
          </draw:line>
          <draw:g>
            <draw:line draw:style-name="gr5" draw:text-style-name="P1" draw:layer="layout" svg:x1="19.07cm" svg:y1="16.455cm" svg:x2="17.87cm" svg:y2="16.455cm">
              <text:p/>
            </draw:line>
            <draw:line draw:style-name="gr4" draw:text-style-name="P1" draw:layer="layout" svg:x1="8.57cm" svg:y1="16.455cm" svg:x2="6.67cm" svg:y2="16.455cm">
              <text:p/>
            </draw:line>
            <draw:line draw:style-name="gr5" draw:text-style-name="P1" draw:layer="layout" svg:x1="14.67cm" svg:y1="16.455cm" svg:x2="13.17cm" svg:y2="16.455cm">
              <text:p/>
            </draw:line>
            <draw:line draw:style-name="gr4" draw:text-style-name="P1" draw:layer="layout" svg:x1="10.37cm" svg:y1="16.455cm" svg:x2="12.27cm" svg:y2="16.455cm">
              <text:p/>
            </draw:line>
            <draw:line draw:style-name="gr4" draw:text-style-name="P1" draw:layer="layout" svg:x1="25.304cm" svg:y1="16.455cm" svg:x2="27.204cm" svg:y2="16.455cm">
              <text:p/>
            </draw:line>
            <draw:line draw:style-name="gr5" draw:text-style-name="P1" draw:layer="layout" svg:x1="20.37cm" svg:y1="16.455cm" svg:x2="23.27cm" svg:y2="16.455cm">
              <text:p/>
            </draw:line>
          </draw:g>
          <draw:g>
            <draw:line draw:style-name="gr4" draw:text-style-name="P1" draw:layer="layout" svg:x1="22.004cm" svg:y1="18.286cm" svg:x2="25.004cm" svg:y2="18.286cm">
              <text:p/>
            </draw:line>
            <draw:line draw:style-name="gr5" draw:text-style-name="P1" draw:layer="layout" svg:x1="7.304cm" svg:y1="18.286cm" svg:x2="8.604cm" svg:y2="18.286cm">
              <text:p/>
            </draw:line>
            <draw:line draw:style-name="gr4" draw:text-style-name="P1" draw:layer="layout" svg:x1="14.704cm" svg:y1="18.286cm" svg:x2="11.704cm" svg:y2="18.286cm">
              <text:p/>
            </draw:line>
            <draw:line draw:style-name="gr4" draw:text-style-name="P1" draw:layer="layout" svg:x1="3.144cm" svg:y1="18.286cm" svg:x2="5.644cm" svg:y2="18.286cm">
              <text:p/>
            </draw:line>
            <draw:line draw:style-name="gr4" draw:text-style-name="P1" draw:layer="layout" svg:x1="21.304cm" svg:y1="18.286cm" svg:x2="19.404cm" svg:y2="18.286cm">
              <text:p/>
            </draw:line>
            <draw:line draw:style-name="gr5" draw:text-style-name="P1" draw:layer="layout" svg:x1="15.604cm" svg:y1="18.286cm" svg:x2="17.204cm" svg:y2="18.286cm">
              <text:p/>
            </draw:line>
          </draw:g>
          <draw:g>
            <draw:line draw:style-name="gr5" draw:text-style-name="P1" draw:layer="layout" svg:x1="12.604cm" svg:y1="17.809cm" svg:x2="14.504cm" svg:y2="17.809cm">
              <text:p/>
            </draw:line>
            <draw:line draw:style-name="gr5" draw:text-style-name="P1" draw:layer="layout" svg:x1="16.604cm" svg:y1="17.809cm" svg:x2="18.504cm" svg:y2="17.809cm">
              <text:p/>
            </draw:line>
            <draw:line draw:style-name="gr5" draw:text-style-name="P1" draw:layer="layout" svg:x1="23.804cm" svg:y1="17.809cm" svg:x2="25.104cm" svg:y2="17.809cm">
              <text:p/>
            </draw:line>
            <draw:line draw:style-name="gr5" draw:text-style-name="P1" draw:layer="layout" svg:x1="6.104cm" svg:y1="17.809cm" svg:x2="4.204cm" svg:y2="17.809cm">
              <text:p/>
            </draw:line>
            <draw:line draw:style-name="gr5" draw:text-style-name="P1" draw:layer="layout" svg:x1="20.404cm" svg:y1="17.809cm" svg:x2="22.304cm" svg:y2="17.809cm">
              <text:p/>
            </draw:line>
            <draw:line draw:style-name="gr4" draw:text-style-name="P1" draw:layer="layout" svg:x1="11.032cm" svg:y1="17.809cm" svg:x2="8.232cm" svg:y2="17.809cm">
              <text:p/>
            </draw:line>
          </draw:g>
          <draw:g>
            <draw:line draw:style-name="gr4" draw:text-style-name="P1" draw:layer="layout" svg:x1="14.004cm" svg:y1="17.132cm" svg:x2="15.904cm" svg:y2="17.132cm">
              <text:p/>
            </draw:line>
            <draw:line draw:style-name="gr4" draw:text-style-name="P1" draw:layer="layout" svg:x1="22.504cm" svg:y1="17.132cm" svg:x2="20.604cm" svg:y2="17.132cm">
              <text:p/>
            </draw:line>
            <draw:line draw:style-name="gr4" draw:text-style-name="P1" draw:layer="layout" svg:x1="17.629cm" svg:y1="17.132cm" svg:x2="19.529cm" svg:y2="17.132cm">
              <text:p/>
            </draw:line>
            <draw:line draw:style-name="gr5" draw:text-style-name="P1" draw:layer="layout" svg:x1="9.304cm" svg:y1="17.132cm" svg:x2="11.204cm" svg:y2="17.132cm">
              <text:p/>
            </draw:line>
            <draw:line draw:style-name="gr4" draw:text-style-name="P1" draw:layer="layout" svg:x1="26.804cm" svg:y1="17.132cm" svg:x2="24.904cm" svg:y2="17.132cm">
              <text:p/>
            </draw:line>
            <draw:line draw:style-name="gr4" draw:text-style-name="P1" draw:layer="layout" svg:x1="4.981cm" svg:y1="17.132cm" svg:x2="6.881cm" svg:y2="17.132cm">
              <text:p/>
            </draw:line>
          </draw:g>
        </draw:g>
        <draw:g>
          <draw:line draw:style-name="gr6" draw:text-style-name="P1" draw:layer="layout" svg:x1="18.475cm" svg:y1="5.6cm" svg:x2="16.575cm" svg:y2="5.6cm">
            <text:p/>
          </draw:line>
          <draw:line draw:style-name="gr6" draw:text-style-name="P1" draw:layer="layout" svg:x1="29.075cm" svg:y1="3.1cm" svg:x2="26.875cm" svg:y2="3.1cm">
            <text:p/>
          </draw:line>
          <draw:line draw:style-name="gr6" draw:text-style-name="P1" draw:layer="layout" svg:x1="16.675cm" svg:y1="3.3cm" svg:x2="13.675cm" svg:y2="3.3cm">
            <text:p/>
          </draw:line>
          <draw:line draw:style-name="gr6" draw:text-style-name="P1" draw:layer="layout" svg:x1="12.675cm" svg:y1="3.4cm" svg:x2="11.475cm" svg:y2="3.4cm">
            <text:p/>
          </draw:line>
          <draw:line draw:style-name="gr6" draw:text-style-name="P1" draw:layer="layout" svg:x1="3.875cm" svg:y1="6cm" svg:x2="1.975cm" svg:y2="6cm">
            <text:p/>
          </draw:line>
          <draw:line draw:style-name="gr6" draw:text-style-name="P1" draw:layer="layout" svg:x1="10.575cm" svg:y1="5.1cm" svg:x2="8.675cm" svg:y2="5.1cm">
            <text:p/>
          </draw:line>
          <draw:line draw:style-name="gr6" draw:text-style-name="P1" draw:layer="layout" svg:x1="21.575cm" svg:y1="3.5cm" svg:x2="20.275cm" svg:y2="3.5cm">
            <text:p/>
          </draw:line>
          <draw:line draw:style-name="gr6" draw:text-style-name="P1" draw:layer="layout" svg:x1="15.075cm" svg:y1="4cm" svg:x2="13.575cm" svg:y2="4cm">
            <text:p/>
          </draw:line>
          <draw:line draw:style-name="gr6" draw:text-style-name="P1" draw:layer="layout" svg:x1="15.175cm" svg:y1="5.3cm" svg:x2="13.275cm" svg:y2="5.3cm">
            <text:p/>
          </draw:line>
          <draw:line draw:style-name="gr6" draw:text-style-name="P1" draw:layer="layout" svg:x1="25.475cm" svg:y1="6.4cm" svg:x2="24.175cm" svg:y2="6.4cm">
            <text:p/>
          </draw:line>
          <draw:line draw:style-name="gr6" draw:text-style-name="P1" draw:layer="layout" svg:x1="6.075cm" svg:y1="3.2cm" svg:x2="4.175cm" svg:y2="3.2cm">
            <text:p/>
          </draw:line>
          <draw:line draw:style-name="gr6" draw:text-style-name="P1" draw:layer="layout" svg:x1="25.875cm" svg:y1="3.4cm" svg:x2="23.975cm" svg:y2="3.4cm">
            <text:p/>
          </draw:line>
          <draw:line draw:style-name="gr6" draw:text-style-name="P1" draw:layer="layout" svg:x1="6.675cm" svg:y1="4.5cm" svg:x2="3.675cm" svg:y2="4.5cm">
            <text:p/>
          </draw:line>
          <draw:line draw:style-name="gr6" draw:text-style-name="P1" draw:layer="layout" svg:x1="28.875cm" svg:y1="6.5cm" svg:x2="26.375cm" svg:y2="6.5cm">
            <text:p/>
          </draw:line>
          <draw:line draw:style-name="gr6" draw:text-style-name="P1" draw:layer="layout" svg:x1="7.775cm" svg:y1="5.8cm" svg:x2="5.875cm" svg:y2="5.8cm">
            <text:p/>
          </draw:line>
          <draw:line draw:style-name="gr6" draw:text-style-name="P1" draw:layer="layout" svg:x1="28.575cm" svg:y1="5.1cm" svg:x2="26.675cm" svg:y2="5.1cm">
            <text:p/>
          </draw:line>
          <draw:line draw:style-name="gr6" draw:text-style-name="P1" draw:layer="layout" svg:x1="9.375cm" svg:y1="4cm" svg:x2="7.475cm" svg:y2="4cm">
            <text:p/>
          </draw:line>
          <draw:line draw:style-name="gr6" draw:text-style-name="P1" draw:layer="layout" svg:x1="11.675cm" svg:y1="6.2cm" svg:x2="9.775cm" svg:y2="6.2cm">
            <text:p/>
          </draw:line>
          <draw:line draw:style-name="gr6" draw:text-style-name="P1" draw:layer="layout" svg:x1="2.975cm" svg:y1="4.2cm" svg:x2="1.075cm" svg:y2="4.2cm">
            <text:p/>
          </draw:line>
          <draw:line draw:style-name="gr6" draw:text-style-name="P1" draw:layer="layout" svg:x1="13.475cm" svg:y1="4.6cm" svg:x2="10.575cm" svg:y2="4.6cm">
            <text:p/>
          </draw:line>
          <draw:line draw:style-name="gr6" draw:text-style-name="P1" draw:layer="layout" svg:x1="19.575cm" svg:y1="3.9cm" svg:x2="17.675cm" svg:y2="3.9cm">
            <text:p/>
          </draw:line>
          <draw:line draw:style-name="gr6" draw:text-style-name="P1" draw:layer="layout" svg:x1="16.075cm" svg:y1="6cm" svg:x2="14.475cm" svg:y2="6cm">
            <text:p/>
          </draw:line>
          <draw:line draw:style-name="gr6" draw:text-style-name="P1" draw:layer="layout" svg:x1="21.041cm" svg:y1="5.278cm" svg:x2="19.141cm" svg:y2="5.278cm">
            <text:p/>
          </draw:line>
          <draw:line draw:style-name="gr6" draw:text-style-name="P1" draw:layer="layout" svg:x1="23.459cm" svg:y1="5.947cm" svg:x2="20.659cm" svg:y2="5.947cm">
            <text:p/>
          </draw:line>
          <draw:line draw:style-name="gr6" draw:text-style-name="P1" draw:layer="layout" svg:x1="25.175cm" svg:y1="4.5cm" svg:x2="23.275cm" svg:y2="4.5cm">
            <text:p/>
          </draw:line>
        </draw:g>
        <draw:line draw:style-name="gr7" draw:text-style-name="P1" draw:layer="layout" svg:x1="3.096cm" svg:y1="18.9cm" svg:x2="27.196cm" svg:y2="18.9cm">
          <text:p/>
        </draw:line>
        <draw:line draw:style-name="gr2" draw:text-style-name="P1" draw:layer="layout" svg:x1="14cm" svg:y1="6.2cm" svg:x2="14cm" svg:y2="9.4cm">
          <text:p/>
        </draw:line>
        <draw:line draw:style-name="gr2" draw:text-style-name="P1" draw:layer="layout" svg:x1="14cm" svg:y1="12.575cm" svg:x2="14cm" svg:y2="15.775cm">
          <text:p/>
        </draw:line>
        <draw:frame draw:style-name="gr8" draw:text-style-name="P2" draw:layer="layout" svg:width="4.994cm" svg:height="1.06cm" svg:x="3.125cm" svg:y="0.25cm">
          <draw:text-box>
            <text:p text:style-name="P2"><text:span text:style-name="T1">Full Chromosome</text:span></text:p>
          </draw:text-box>
        </draw:frame>
        <draw:frame draw:style-name="gr8" draw:text-style-name="P2" draw:layer="layout" svg:width="6.577cm" svg:height="1.06cm" svg:x="14.3cm" svg:y="1.6cm">
          <draw:text-box>
            <text:p text:style-name="P2"><text:span text:style-name="T1">Random Fragmentation</text:span></text:p>
          </draw:text-box>
        </draw:frame>
        <draw:frame draw:style-name="gr8" draw:text-style-name="P3" draw:layer="layout" svg:width="9.828cm" svg:height="1.869cm" svg:x="14.301cm" svg:y="6.9cm">
          <draw:text-box>
            <text:p text:style-name="P3"><text:span text:style-name="T2">Cloning &amp; Sequencing of Fragments</text:span></text:p>
            <text:p text:style-name="P3"><text:span text:style-name="T2">Generating “Contigs”</text:span></text:p>
          </draw:text-box>
        </draw:frame>
        <draw:frame draw:style-name="gr8" draw:text-style-name="P2" draw:layer="layout" svg:width="6.293cm" svg:height="1.06cm" svg:x="14.302cm" svg:y="13.7cm">
          <draw:text-box>
            <text:p text:style-name="P2"><text:span text:style-name="T2">Assembly of “Contigs”</text:span></text:p>
          </draw:text-box>
        </draw:frame>
        <draw:frame draw:style-name="gr8" draw:text-style-name="P2" draw:layer="layout" svg:width="13.393cm" svg:height="1.06cm" svg:x="3.128cm" svg:y="18.9cm">
          <draw:text-box>
            <text:p text:style-name="P2"><text:span text:style-name="T2">Assembly Consensus is Full Chromosome Sequence</text:span></text:p>
          </draw:text-box>
        </draw:frame>
        <draw:custom-shape draw:style-name="gr9" draw:text-style-name="P1" draw:layer="layout" svg:width="0.6cm" svg:height="1.2cm" svg:x="5cm" svg:y="17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cm" svg:height="0.625cm" svg:x="6.7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75cm" svg:height="1.375cm" svg:x="8.225cm" svg:y="16.4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75cm" svg:height="1.375cm" svg:x="10.425cm" svg:y="16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cm" svg:height="1.775cm" svg:x="11.8cm" svg:y="1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25cm" svg:height="1.175cm" svg:x="14.075cm" svg:y="17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cm" svg:height="1.375cm" svg:x="15.625cm" svg:y="15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5cm" svg:height="1.375cm" svg:x="17.6cm" svg:y="15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cm" svg:height="1.25cm" svg:x="19.4cm" svg:y="17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cm" svg:height="1.25cm" svg:x="20.6cm" svg:y="17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cm" svg:height="1.25cm" svg:x="22cm" svg:y="17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cm" svg:height="1.25cm" svg:x="24.9cm" svg:y="17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0.625cm" svg:x="25.3cm" svg:y="16.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334cm" svg:height="1.06cm" svg:x="0.403cm" svg:y="15cm">
          <draw:text-box>
            <text:p text:style-name="P4"><text:span text:style-name="T3">“</text:span><text:span text:style-name="T3">Golden Path”</text:span></text:p>
          </draw:text-box>
        </draw:frame>
        <draw:line draw:style-name="gr11" draw:text-style-name="P1" draw:layer="layout" svg:x1="4.7cm" svg:y1="16cm" svg:x2="6.7cm" svg:y2="1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exander" svg:font-family="Alexand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5T07:42:22.130893305</meta:creation-date>
    <dc:date>2017-10-05T09:36:44.580174743</dc:date>
    <meta:editing-duration>PT6M13S</meta:editing-duration>
    <meta:editing-cycles>2</meta:editing-cycles>
    <meta:generator>LibreOffice/4.2.8.2$Linux_X86_64 LibreOffice_project/420m0$Build-2</meta:generator>
    <meta:document-statistic meta:object-count="107"/>
  </office:meta>
</office:document-meta>
</file>